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P24" style:parent-style-name="TableContents" style:family="paragraph">
      <style:text-properties fo:language="ru" fo:country="RU"/>
    </style:style>
    <style:style style:name="P25" style:parent-style-name="TableContents" style:family="paragraph">
      <style:text-properties fo:language="ru" fo:country="RU"/>
    </style:style>
    <style:style style:name="P26" style:parent-style-name="TableContents" style:family="paragraph">
      <style:text-properties fo:language="ru" fo:country="RU"/>
    </style:style>
    <style:style style:name="P27" style:parent-style-name="TableContents" style:family="paragraph">
      <style:text-properties fo:language="ru" fo:country="RU"/>
    </style:style>
    <style:style style:name="P28" style:parent-style-name="TableContents" style:family="paragraph">
      <style:text-properties fo:language="ru" fo:country="RU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P40" style:parent-style-name="TableContents" style:family="paragraph">
      <style:text-properties fo:language="ru" fo:country="RU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P86" style:parent-style-name="TableContents" style:family="paragraph">
      <style:text-properties fo:language="ru" fo:country="RU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language="ru" fo:country="RU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language="ru" fo:country="RU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weight="bold" style:font-weight-asian="bold" style:font-weight-complex="bold" fo:language="ru" fo:country="RU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language="ru" fo:country="RU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language="ru" fo:country="RU"/>
    </style:style>
    <style:style style:name="P100" style:parent-style-name="TableContents" style:family="paragraph">
      <style:text-properties fo:language="ru" fo:country="RU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P137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/><text:span text:style-name="T9">Евсюков Денис Константинович</text:span>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<text:s/>Реализация метода в дочернем классе отличная от реализации метода с<text:s/>такой же сигнатурой в классе-родителе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<text:s/>По типам: обычный,<text:s/></text:span>final<text:span text:style-name="T23">,<text:s/></text:span>abstract</text:p>
            <text:p text:style-name="P24"><text:s/>По вложенности:</text:p>
            <text:p text:style-name="P25">1)Статически вложенный</text:p>
            <text:p text:style-name="P26">2)Вложенный</text:p>
            <text:p text:style-name="P27">3)Анонимный</text:p>
            <text:p text:style-name="P28">4)Локальный</text:p>
          </table:table-cell>
        </table:table-row>
        <table:table-row table:style-name="TableRow29">
          <table:table-cell table:style-name="TableCell30">
            <text:p text:style-name="TableContents"><text:span text:style-name="T31">Как и зачем можно использовать модификатор<text:s/></text:span>final<text:span text:style-name="T32">?</text:span></text:p>
          </table:table-cell>
          <table:table-cell table:style-name="TableCell33">
            <text:p text:style-name="TableContents"><text:span text:style-name="T34">Для обозначения<text:s/></text:span><text:span text:style-name="T35">константного метода, переменной или класса. Класс, объявленный<text:s/></text:span>final<text:span text:style-name="T36"><text:s/>не может иметь наследников.<text:s/></text:span>Final<text:span text:style-name="T37">-Метод не может быть переопределен. У<text:s/></text:span>Final<text:span text:style-name="T38">-переменной нельзя поменять ссылку, присвоенную ей первый раз(для примитивов соответственно нельзя поменять зна</text:span><text:span text:style-name="T39">чение).</text:span></text:p>
            <text:p text:style-name="P40"/>
          </table:table-cell>
        </table:table-row>
        <table:table-row table:style-name="TableRow41">
          <table:table-cell table:style-name="TableCell42">
            <text:p text:style-name="TableContents"><text:span text:style-name="T43">Какие есть варианты использования ключевого слова<text:s/></text:span>try<text:span text:style-name="T44">?</text:span></text:p>
          </table:table-cell>
          <table:table-cell table:style-name="TableCell45">
            <text:p text:style-name="TableContents"><text:span text:style-name="T46"><text:s text:c="2"/>1)Обработка блока кода в котором может возникнуть исключение, тогда само исключение обрабатывается в блоке<text:s/></text:span>catch<text:span text:style-name="T47">,<text:s/></text:span> <text:span text:style-name="T48">а в блок<text:s/></text:span>finally<text:span text:style-name="T49"><text:s/>помещается то что должно выполниться в любом случае(напр</text:span><text:span text:style-name="T50">и</text:span><text:span text:style-name="T51">м</text:span><text:span text:style-name="T52">ер, закрытие потока).</text:span></text:p>
            <text:p text:style-name="TableContents"><text:span text:style-name="T53"><text:s text:c="2"/>2)</text:span>Try<text:span text:style-name="T54">-</text:span>with<text:span text:style-name="T55">-</text:span>resources<text:span text:style-name="T56">. Объект ресурса созданный внутри<text:s/></text:span>try<text:span text:style-name="T57">() <text:s/>освободится в любом случае, независимо от того кинется исключение или нет. Класс объекта должен реализовывать интерфейс<text:s/></text:span>AutoCloseable<text:span text:style-name="T58">. Например, для потока в любом<text:s/></text:span><text:span text:style-name="T59">случае вызовется метод<text:s/></text:span>close<text:span text:style-name="T60">().</text:span></text:p>
          </table:table-cell>
        </table:table-row>
        <table:table-row table:style-name="TableRow61">
          <table:table-cell table:style-name="TableCell62">
            <text:p text:style-name="TableContents"><text:span text:style-name="T63">Какие есть стандартные реализации интерфейса<text:s/></text:span>List<text:span text:style-name="T64"><text:s/>и в каких ситуациях их нужно использовать?</text:span></text:p>
          </table:table-cell>
          <table:table-cell table:style-name="TableCell65">
            <text:p text:style-name="TableContents">ArrayList<text:span text:style-name="T66"><text:s/>– динамический массив. Память выделяется одним блоком с запасом(</text:span>capacity<text:span text:style-name="T67">), каждый элемент в массиве в памяти располагает</text:span><text:span text:style-name="T68">ся один за другим. Соответственно, чтобы удалить или вставить элемент придется сдвинуть ту часть массива которая идет за удаляемым/вставляемым элементом. Сложность<text:s/></text:span>O<text:span text:style-name="T69">(</text:span>n<text:span text:style-name="T70">)</text:span><text:span text:style-name="T71">(</text:span><text:span text:style-name="T72">если элемент не в конце). Зато можно легко найти нужный элемент по индексу<text:s/></text:span>O<text:span text:style-name="T73">(1). При до</text:span><text:span text:style-name="T74">бавлении/вставке элементов : при нехватке памяти, когда длина массива станет больше выделенной на куче памяти(</text:span>capacity<text:span text:style-name="T75">) произойдет выделение памяти под новый массив и перекладывание содержимого старого массива в новый. <text:s/>Из этого следует что<text:s/></text:span>ArrayList<text:span text:style-name="T76"><text:s/>также</text:span><text:span text:style-name="T77"><text:s/>невыгодно использовать при частом добавлении элементов. <text:s/>Итого: удобно при взятии элементов, <text:s/>при<text:s/></text:span><text:soft-page-break/><text:span text:style-name="T78">нечастом добавлении в конец,<text:s/></text:span> <text:span text:style-name="T79">когда примерно знаем размер.</text:span></text:p>
            <text:p text:style-name="TableContents">LinkedList<text:span text:style-name="T80"><text:s/>– двухсвязный список. Память выделяется под каждую ноду и каждая нода хранит указатель<text:s/></text:span><text:span text:style-name="T81">на следующую и предыдущую ноду. Для того, <text:s/>чтобы удалить/вставить элемент, нужно переставить указатели соседних нод, куда происходит вставка. Быстро<text:s/></text:span>O<text:span text:style-name="T82">(1). Для того чтобы найти элемент придется бежать по всем <text:s/></text:span>next<text:span text:style-name="T83"><text:s/>ссылкам от головы. Итого:<text:s/></text:span>LinkedList<text:span text:style-name="T84"><text:s/>удобн</text:span><text:span text:style-name="T85">о использовать при частом добавлении элементов, при вставке элементов в любое место листа.<text:s/></text:span></text:p>
            <text:p text:style-name="P86"/>
          </table:table-cell>
        </table:table-row>
        <text:soft-page-break/>
        <table:table-row table:style-name="TableRow87">
          <table:table-cell table:style-name="TableCell88">
            <text:p text:style-name="P89">В чём основная идея стримов из пакета java.util.stream?</text:p>
          </table:table-cell>
          <table:table-cell table:style-name="TableCell90">
            <text:p text:style-name="P91">Преобразование некой коллекции в поток данных и возможность применения к этому потоку различных операций.<text:s/>Удобно использовать, когда нужно применить много различных операций к набору данных.</text:p>
          </table:table-cell>
        </table:table-row>
        <table:table-row table:style-name="TableRow92">
          <table:table-cell table:style-name="TableCell93" table:number-columns-spanned="2">
            <text:p text:style-name="P94">Разное</text:p>
          </table:table-cell>
          <table:covered-table-cell/>
        </table:table-row>
        <table:table-row table:style-name="TableRow95">
          <table:table-cell table:style-name="TableCell96">
            <text:p text:style-name="P97">Каким критериям должна удовлетворять «хорошая» хэш-функция?</text:p>
          </table:table-cell>
          <table:table-cell table:style-name="TableCell98">
            <text:p text:style-name="P99"><text:s/>Хеш-функция должны быть быстрой</text:p>
            <text:p text:style-name="P100"><text:s/>Хеш-функция должна сводить к минимуму одинаковые<text:s/>результаты при разных входных данных(коллизии).</text:p>
          </table:table-cell>
        </table:table-row>
        <table:table-row table:style-name="TableRow101">
          <table:table-cell table:style-name="TableCell102">
            <text:p text:style-name="TableContents"><text:span text:style-name="T103">В чём причина популярности и широкого распространения кодировки<text:s/></text:span>UTF<text:span text:style-name="T104">-8?</text:span></text:p>
          </table:table-cell>
          <table:table-cell table:style-name="TableCell105">
            <text:p text:style-name="TableContents"><text:span text:style-name="T106"><text:s/>В том что, в отличие от <text:s/></text:span>ASCII<text:span text:style-name="T107">, где размер символов не превышает 8 бит, в<text:s/></text:span>UTF<text:span text:style-name="T108">-8 диапазон значений для символов гораздо больше и его хва</text:span><text:span text:style-name="T109">тает для всех существующих символов. Удобно то, что <text:s/>коды символов умещающиеся в первый байт полностью совпадают с кодами символов<text:s/></text:span>ASCII<text:span text:style-name="T110">.</text:span></text:p>
          </table:table-cell>
        </table:table-row>
        <table:table-row table:style-name="TableRow111">
          <table:table-cell table:style-name="TableCell112">
            <text:p text:style-name="TableContents"><text:span text:style-name="T113">Сравните форматы<text:s/></text:span>XML<text:span text:style-name="T114"><text:s/>и<text:s/></text:span>JSON<text:span text:style-name="T115">. Когда какой использовать?</text:span></text:p>
          </table:table-cell>
          <table:table-cell table:style-name="TableCell116">
            <text:p text:style-name="TableContents"><text:span text:style-name="T117">Формат<text:s/></text:span>JSON<text:span text:style-name="T118"><text:s/>проще для разбора, есть библиотеки для парсинга на</text:span><text:span text:style-name="T119"><text:s/>каждом языке. <text:s/>Парсить<text:s/></text:span>JSON<text:span text:style-name="T120"><text:s/>быстрее, соответственно если нужен частый обмен информацией между <text:s/></text:span>REST<text:span text:style-name="T121"><text:s/></text:span>API<text:span text:style-name="T122"><text:s/>сервисами, предпочтительней<text:s/></text:span>JSON<text:span text:style-name="T123">.</text:span></text:p>
            <text:p text:style-name="TableContents"><text:span text:style-name="T124"><text:s/>Формат<text:s/></text:span>XML<text:span text:style-name="T125"><text:s/>является языком разметки, текста больше, парсить сложнее, но его понимают браузеры, отображая в<text:s/></text:span><text:span text:style-name="T126">древовидном читаемом виде. Более полный</text:span>,<text:s/><text:span text:style-name="T127">хорошо подходит для хранения информации на сервере.</text:span></text:p>
          </table:table-cell>
        </table:table-row>
        <table:table-row table:style-name="TableRow128">
          <table:table-cell table:style-name="TableCell129">
            <text:p text:style-name="TableContents"><text:span text:style-name="T130">Опишите что будет происходить «под капотом» после ввода адреса сайта в браузере и нажатия<text:s/></text:span>Enter<text:span text:style-name="T131">?</text:span></text:p>
          </table:table-cell>
          <table:table-cell table:style-name="TableCell132">
            <text:p text:style-name="TableContents"><text:span text:style-name="T133"><text:s/>Клиент(браузер) отправляет запрос<text:s/></text:span>GET<text:span text:style-name="T134"><text:s/>на<text:s/></text:span><text:span text:style-name="T135">сервер(программа которая слушает запросы на данном сокете), сервер считывает запрос, готовит ответ(хедеры и<text:s/></text:span>body<text:span text:style-name="T136">) в соответствии с пришедшими хедерами и своей конфигурацией и отправляет готовый ответ клиенту.</text:span></text:p>
          </table:table-cell>
        </table:table-row>
      </table:table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7-10-20T23:40:00Z</meta:creation-date>
    <dc:date>2021-03-19T13:22:00Z</dc:date>
    <meta:template xlink:href="Normal.dotm" xlink:type="simple"/>
    <meta:editing-cycles>6</meta:editing-cycles>
    <meta:editing-duration>PT6060S</meta:editing-duration>
    <meta:document-statistic meta:page-count="2" meta:paragraph-count="8" meta:word-count="628" meta:character-count="4204" meta:row-count="29" meta:non-whitespace-character-count="3584"/>
  </office:meta>
</office:document-meta>
</file>